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7.046cm" svg:height="3.586cm" svg:x="22.077cm" svg:y="0.239cm">
            <draw:object draw:notify-on-update-of-ranges="Hoja1.E1:Hoja1.E1 Hoja1.F1:Hoja1.F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992cm" svg:height="3.479cm" svg:x="22.159cm" svg:y="4.542cm">
            <draw:object draw:notify-on-update-of-ranges="Hoja1.E1:Hoja1.E1 Hoja1.F1:Hoja1.F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16cm" svg:height="3.123cm" svg:x="22.517cm" svg:y="8.484cm">
            <draw:object draw:notify-on-update-of-ranges="Hoja1.E1:Hoja1.E1 Hoja1.F1:Hoja1.F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083cm" svg:height="3.559cm" svg:x="29.674cm" svg:y="0.133cm">
            <draw:object draw:notify-on-update-of-ranges="Hoja1.E1:Hoja1.E1 Hoja1.F1:Hoja1.F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.312cm" svg:height="3.532cm" svg:x="30.032cm" svg:y="4.622cm">
            <draw:object draw:notify-on-update-of-ranges="Hoja1.E1:Hoja1.E1 Hoja1.F1:Hoja1.F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iclos realizado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DA </text:p>
          </table:table-cell>
          <table:table-cell office:value-type="string" calcext:value-type="string">
            <text:p>Alig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fflop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Residual (norm)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263.028" calcext:value-type="float">
            <text:p>263.028</text:p>
          </table:table-cell>
          <table:table-cell office:value-type="float" office:value="8.5559" calcext:value-type="float">
            <text:p>8.5559</text:p>
          </table:table-cell>
          <table:table-cell table:style-name="ce1" office:value-type="float" office:value="0.000000000234" calcext:value-type="float">
            <text:p>2.34E-10</text:p>
          </table:table-cell>
          <table:table-cell table:style-name="ce1" office:value-type="float" office:value="0.0369" calcext:value-type="float">
            <text:p>3.69E-02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256.076" calcext:value-type="float">
            <text:p>256.076</text:p>
          </table:table-cell>
          <table:table-cell office:value-type="float" office:value="8.7882" calcext:value-type="float">
            <text:p>8.7882</text:p>
          </table:table-cell>
          <table:table-cell table:style-name="ce1" office:value-type="float" office:value="0.000000000234" calcext:value-type="float">
            <text:p>2.34E-10</text:p>
          </table:table-cell>
          <table:table-cell table:style-name="ce1" office:value-type="float" office:value="0.0369" calcext:value-type="float">
            <text:p>3.69E-02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265.648" calcext:value-type="float">
            <text:p>265.648</text:p>
          </table:table-cell>
          <table:table-cell office:value-type="float" office:value="8.2715" calcext:value-type="float">
            <text:p>8.2715</text:p>
          </table:table-cell>
          <table:table-cell table:style-name="ce1" office:value-type="float" office:value="0.000000000234" calcext:value-type="float">
            <text:p>2.34E-10</text:p>
          </table:table-cell>
          <table:table-cell table:style-name="ce1" office:value-type="float" office:value="0.0369" calcext:value-type="float">
            <text:p>3.69E-02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303.935" calcext:value-type="float">
            <text:p>303.935</text:p>
          </table:table-cell>
          <table:table-cell office:value-type="float" office:value="7.4044" calcext:value-type="float">
            <text:p>7.4044</text:p>
          </table:table-cell>
          <table:table-cell table:style-name="ce1" office:value-type="float" office:value="0.000000000234" calcext:value-type="float">
            <text:p>2.34E-10</text:p>
          </table:table-cell>
          <table:table-cell table:style-name="ce1" office:value-type="float" office:value="0.0369" calcext:value-type="float">
            <text:p>3.69E-02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275.408" calcext:value-type="float">
            <text:p>275.408</text:p>
          </table:table-cell>
          <table:table-cell office:value-type="float" office:value="8.182" calcext:value-type="float">
            <text:p>8.182</text:p>
          </table:table-cell>
          <table:table-cell table:style-name="ce1" office:value-type="float" office:value="0.000000000234" calcext:value-type="float">
            <text:p>2.34E-10</text:p>
          </table:table-cell>
          <table:table-cell table:style-name="ce1" office:value-type="float" office:value="0.0369" calcext:value-type="float">
            <text:p>3.69E-02</text:p>
          </table:table-cell>
          <table:table-cell office:value-type="string" calcext:value-type="string">
            <text:p>pass</text:p>
          </table:table-cell>
        </table:table-row>
        <table:table-row table:style-name="ro1" table:number-rows-repeated="10">
          <table:table-cell table:number-columns-repeated="9"/>
        </table:table-row>
        <table:table-row table:style-name="ro1">
          <table:table-cell office:value-type="string" calcext:value-type="string">
            <text:p>ciclos realizado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DA </text:p>
          </table:table-cell>
          <table:table-cell office:value-type="string" calcext:value-type="string">
            <text:p>Alig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fflop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109.47726" calcext:value-type="float">
            <text:p>109.47726</text:p>
          </table:table-cell>
          <table:table-cell table:style-name="ce1" office:value-type="float" office:value="0.000000000157" calcext:value-type="float">
            <text:p>1.57E-10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4.52" calcext:value-type="float">
            <text:p>4.52</text:p>
          </table:table-cell>
          <table:table-cell office:value-type="float" office:value="96.6728" calcext:value-type="float">
            <text:p>96.6728</text:p>
          </table:table-cell>
          <table:table-cell table:style-name="ce1" office:value-type="float" office:value="0.000000000157" calcext:value-type="float">
            <text:p>1.57E-10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96.6729" calcext:value-type="float">
            <text:p>96.6729</text:p>
          </table:table-cell>
          <table:table-cell table:style-name="ce1" office:value-type="float" office:value="0.000000000157" calcext:value-type="float">
            <text:p>1.57E-10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4.54" calcext:value-type="float">
            <text:p>4.54</text:p>
          </table:table-cell>
          <table:table-cell office:value-type="float" office:value="100.5054" calcext:value-type="float">
            <text:p>100.5054</text:p>
          </table:table-cell>
          <table:table-cell table:style-name="ce1" office:value-type="float" office:value="0.000000000157" calcext:value-type="float">
            <text:p>1.57E-10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4" calcext:value-type="float">
            <text:p>4</text:p>
          </table:table-cell>
          <table:table-cell office:value-type="float" office:value="4.54" calcext:value-type="float">
            <text:p>4.54</text:p>
          </table:table-cell>
          <table:table-cell office:value-type="float" office:value="104.9792" calcext:value-type="float">
            <text:p>104.9792</text:p>
          </table:table-cell>
          <table:table-cell table:style-name="ce1" office:value-type="float" office:value="0.000000000157" calcext:value-type="float">
            <text:p>1.57E-10</text:p>
          </table:table-cell>
          <table:table-cell office:value-type="string" calcext:value-type="string">
            <text:p>pas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 style:data-style-name="N2" text:time-value="08:03:05.19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08:15:08.535000000</meta:creation-date>
    <dc:date>2024-10-24T08:17:47.246000000</dc:date>
    <meta:editing-duration>PT24M25S</meta:editing-duration>
    <meta:editing-cycles>3</meta:editing-cycles>
    <meta:generator>LibreOffice/24.8.2.1$Windows_X86_64 LibreOffice_project/0f794b6e29741098670a3b95d60478a65d05ef13</meta:generator>
    <meta:document-statistic meta:table-count="1" meta:cell-count="102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047cm" svg:height="3.587cm" xlink:href=".." xlink:type="simple" chart:class="chart:bar" chart:style-name="ch1">
        <chart:legend chart:legend-position="end" svg:x="5.202cm" svg:y="1.245cm" style:legend-expansion="high" chart:style-name="ch2"/>
        <chart:plot-area chart:style-name="ch3" table:cell-range-address="Hoja1.E1:Hoja1.F2 Hoja1.E17:Hoja1.F18 Hoja1.K19:Hoja1.K19" chart:data-source-has-labels="row" svg:x="-0.217cm" svg:y="0.123cm" svg:width="4.92cm" svg:height="3.443cm">
          <chart:coordinate-region svg:x="0.608cm" svg:y="0.322cm" svg:width="4.095cm" svg:height="2.5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E2:Hoja1.E2 Hoja1.E17:Hoja1.E18 Hoja1.K19:Hoja1.K19" chart:label-cell-address="Hoja1.E1:Hoja1.E1" chart:class="chart:bar">
            <chart:data-point chart:repeated="4"/>
          </chart:series>
          <chart:series chart:style-name="ch8" chart:values-cell-range-address="Hoja1.F2:Hoja1.F2 Hoja1.F17:Hoja1.F18" chart:label-cell-address="Hoja1.F1:Hoja1.F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Hoja1.E1:Hoja1.E1</svg:desc>
                </draw:g>
              </table:table-cell>
              <table:table-cell office:value-type="string">
                <text:p>Gfflops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3.028">
                <text:p>263.028</text:p>
                <draw:g>
                  <svg:desc>Hoja1.E2:Hoja1.E2 Hoja1.E17:Hoja1.E18 Hoja1.K19:Hoja1.K19</svg:desc>
                </draw:g>
              </table:table-cell>
              <table:table-cell office:value-type="float" office:value="8.5559">
                <text:p>8.5559</text:p>
                <draw:g>
                  <svg:desc>Hoja1.F2:Hoja1.F2 Hoja1.F17:Hoja1.F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109.47726">
                <text:p>109.47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993cm" svg:height="3.48cm" xlink:href=".." xlink:type="simple" chart:class="chart:bar" chart:style-name="ch1">
        <chart:legend chart:legend-position="end" svg:x="5.148cm" svg:y="1.192cm" style:legend-expansion="high" chart:style-name="ch2"/>
        <chart:plot-area chart:style-name="ch3" table:cell-range-address="Hoja1.E1:Hoja1.F1 Hoja1.E3:Hoja1.F3 Hoja1.E17:Hoja1.F17 Hoja1.E19:Hoja1.F19" chart:data-source-has-labels="row" svg:x="0.139cm" svg:y="0.069cm" svg:width="4.87cm" svg:height="3.342cm">
          <chart:coordinate-region svg:x="0.964cm" svg:y="0.268cm" svg:width="4.045cm" svg:height="2.9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E3:Hoja1.E3 Hoja1.E17:Hoja1.E17 Hoja1.E19:Hoja1.E19" chart:label-cell-address="Hoja1.E1:Hoja1.E1" chart:class="chart:bar">
            <chart:data-point chart:repeated="3"/>
          </chart:series>
          <chart:series chart:style-name="ch8" chart:values-cell-range-address="Hoja1.F3:Hoja1.F3 Hoja1.F17:Hoja1.F17 Hoja1.F19:Hoja1.F19" chart:label-cell-address="Hoja1.F1:Hoja1.F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Hoja1.E1:Hoja1.E1</svg:desc>
                </draw:g>
              </table:table-cell>
              <table:table-cell office:value-type="string">
                <text:p>Gfflops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56.076">
                <text:p>256.076</text:p>
                <draw:g>
                  <svg:desc>Hoja1.E3:Hoja1.E3 Hoja1.E17:Hoja1.E17 Hoja1.E19:Hoja1.E19</svg:desc>
                </draw:g>
              </table:table-cell>
              <table:table-cell office:value-type="float" office:value="8.7882">
                <text:p>8.7882</text:p>
                <draw:g>
                  <svg:desc>Hoja1.F3:Hoja1.F3 Hoja1.F17:Hoja1.F17 Hoja1.F19:Hoja1.F19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52">
                <text:p>4.52</text:p>
              </table:table-cell>
              <table:table-cell office:value-type="float" office:value="96.6728">
                <text:p>96.67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217cm" svg:height="3.124cm" xlink:href=".." xlink:type="simple" chart:class="chart:bar" chart:style-name="ch1">
        <chart:legend chart:legend-position="end" svg:x="4.372cm" svg:y="1.014cm" style:legend-expansion="high" chart:style-name="ch2"/>
        <chart:plot-area chart:style-name="ch3" table:cell-range-address="Hoja1.E1:Hoja1.F1 Hoja1.E4:Hoja1.F4 Hoja1.E17:Hoja1.F17 Hoja1.E20:Hoja1.F20 Hoja1.L21:Hoja1.L21" chart:data-source-has-labels="row" svg:x="0.124cm" svg:y="0.062cm" svg:width="4.124cm" svg:height="3cm">
          <chart:coordinate-region svg:x="0.949cm" svg:y="0.261cm" svg:width="3.299cm" svg:height="2.6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E4:Hoja1.E4 Hoja1.E17:Hoja1.E17 Hoja1.E20:Hoja1.E20 Hoja1.L21:Hoja1.L21" chart:label-cell-address="Hoja1.E1:Hoja1.E1" chart:class="chart:bar">
            <chart:data-point chart:repeated="4"/>
          </chart:series>
          <chart:series chart:style-name="ch8" chart:values-cell-range-address="Hoja1.F4:Hoja1.F4 Hoja1.F17:Hoja1.F17 Hoja1.F20:Hoja1.F20" chart:label-cell-address="Hoja1.F1:Hoja1.F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Hoja1.E1:Hoja1.E1</svg:desc>
                </draw:g>
              </table:table-cell>
              <table:table-cell office:value-type="string">
                <text:p>Gfflops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65.648">
                <text:p>265.648</text:p>
                <draw:g>
                  <svg:desc>Hoja1.E4:Hoja1.E4 Hoja1.E17:Hoja1.E17 Hoja1.E20:Hoja1.E20 Hoja1.L21:Hoja1.L21</svg:desc>
                </draw:g>
              </table:table-cell>
              <table:table-cell office:value-type="float" office:value="8.2715">
                <text:p>8.2715</text:p>
                <draw:g>
                  <svg:desc>Hoja1.F4:Hoja1.F4 Hoja1.F17:Hoja1.F17 Hoja1.F20:Hoja1.F20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5">
                <text:p>4.5</text:p>
              </table:table-cell>
              <table:table-cell office:value-type="float" office:value="96.6729">
                <text:p>96.6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.084cm" svg:height="3.56cm" xlink:href=".." xlink:type="simple" chart:class="chart:bar" chart:style-name="ch1">
        <chart:legend chart:legend-position="end" svg:x="4.239cm" svg:y="1.232cm" style:legend-expansion="high" chart:style-name="ch2"/>
        <chart:plot-area chart:style-name="ch3" table:cell-range-address="Hoja1.E1:Hoja1.F1 Hoja1.E5:Hoja1.F5 Hoja1.E17:Hoja1.E17 Hoja1.E21:Hoja1.F21 Hoja1.F16:Hoja1.F16" chart:data-source-has-labels="row" svg:x="0.121cm" svg:y="0.071cm" svg:width="3.997cm" svg:height="3.418cm">
          <chart:coordinate-region svg:x="0.946cm" svg:y="0.27cm" svg:width="3.172cm" svg:height="3.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E5:Hoja1.E5 Hoja1.E17:Hoja1.E17 Hoja1.E21:Hoja1.E21 Hoja1.F16:Hoja1.F16" chart:label-cell-address="Hoja1.E1:Hoja1.E1" chart:class="chart:bar">
            <chart:data-point chart:repeated="4"/>
          </chart:series>
          <chart:series chart:style-name="ch8" chart:values-cell-range-address="Hoja1.F5:Hoja1.F5 Hoja1.F21:Hoja1.F21" chart:label-cell-address="Hoja1.F1:Hoja1.F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Hoja1.E1:Hoja1.E1</svg:desc>
                </draw:g>
              </table:table-cell>
              <table:table-cell office:value-type="string">
                <text:p>Gfflops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03.935">
                <text:p>303.935</text:p>
                <draw:g>
                  <svg:desc>Hoja1.E5:Hoja1.E5 Hoja1.E17:Hoja1.E17 Hoja1.E21:Hoja1.E21 Hoja1.F16:Hoja1.F16</svg:desc>
                </draw:g>
              </table:table-cell>
              <table:table-cell office:value-type="float" office:value="7.4044">
                <text:p>7.4044</text:p>
                <draw:g>
                  <svg:desc>Hoja1.F5:Hoja1.F5 Hoja1.F21:Hoja1.F21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00.5054">
                <text:p>100.5054</text:p>
              </table:table-cell>
            </table:table-row>
            <table:table-row>
              <table:table-cell office:value-type="string"/>
              <table:table-cell office:value-type="float" office:value="4.54">
                <text:p>4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313cm" svg:height="3.533cm" xlink:href=".." xlink:type="simple" chart:class="chart:bar" chart:style-name="ch1">
        <chart:legend chart:legend-position="end" svg:x="3.468cm" svg:y="1.218cm" style:legend-expansion="high" chart:style-name="ch2"/>
        <chart:plot-area chart:style-name="ch3" table:cell-range-address="Hoja1.E1:Hoja1.F1 Hoja1.E6:Hoja1.F6 Hoja1.E17:Hoja1.F17 Hoja1.E22:Hoja1.F22 Hoja1.N19:Hoja1.N19" chart:data-source-has-labels="row" svg:x="0.106cm" svg:y="0.07cm" svg:width="3.256cm" svg:height="3.393cm">
          <chart:coordinate-region svg:x="0.931cm" svg:y="0.269cm" svg:width="2.431cm" svg:height="2.9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E6:Hoja1.E6 Hoja1.E17:Hoja1.E17 Hoja1.E22:Hoja1.E22 Hoja1.N19:Hoja1.N19" chart:label-cell-address="Hoja1.E1:Hoja1.E1" chart:class="chart:bar">
            <chart:data-point chart:repeated="4"/>
          </chart:series>
          <chart:series chart:style-name="ch8" chart:values-cell-range-address="Hoja1.F6:Hoja1.F6 Hoja1.F17:Hoja1.F17 Hoja1.F22:Hoja1.F22" chart:label-cell-address="Hoja1.F1:Hoja1.F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Hoja1.E1:Hoja1.E1</svg:desc>
                </draw:g>
              </table:table-cell>
              <table:table-cell office:value-type="string">
                <text:p>Gfflops</text:p>
                <draw:g>
                  <svg:desc>Hoja1.F1:Hoja1.F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75.408">
                <text:p>275.408</text:p>
                <draw:g>
                  <svg:desc>Hoja1.E6:Hoja1.E6 Hoja1.E17:Hoja1.E17 Hoja1.E22:Hoja1.E22 Hoja1.N19:Hoja1.N19</svg:desc>
                </draw:g>
              </table:table-cell>
              <table:table-cell office:value-type="float" office:value="8.182">
                <text:p>8.182</text:p>
                <draw:g>
                  <svg:desc>Hoja1.F6:Hoja1.F6 Hoja1.F17:Hoja1.F17 Hoja1.F22:Hoja1.F22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.54">
                <text:p>4.54</text:p>
              </table:table-cell>
              <table:table-cell office:value-type="float" office:value="104.9792">
                <text:p>104.9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